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6b2ad" officeooo:paragraph-rsid="0006b2a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b2ad" officeooo:paragraph-rsid="0006b2ad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06b2ad" officeooo:paragraph-rsid="0006b2ad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officeooo:rsid="0007dc9b" officeooo:paragraph-rsid="0007dc9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5560" officeooo:paragraph-rsid="00085560" style:font-weight-asian="bold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bold" officeooo:rsid="00085560" officeooo:paragraph-rsid="0008556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07dc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SOS – Controle de Estoque e</text:span></text:p>
      <text:p text:style-name="P1"><text:span text:style-name="T1">Sistema de Ordem de Serviço</text:span></text:p>
      <text:p text:style-name="P1"><text:span text:style-name="T1"/></text:p>
      <text:p text:style-name="P2">Todas as implementações, tecnologias estudadas e alterações deverão ser documentadas neste documento.</text:p>
      <text:p text:style-name="P2"/>
      <text:p text:style-name="P3">Tecnologias estudadas:<text:span text:style-name="T3"> </text:span></text:p>
      <text:list xml:id="list3058483970" text:style-name="L2">
        <text:list-item>
          <text:p text:style-name="P4"><text:span text:style-name="T3">02/03/21 16:24 – Início dos estudos em versionamento semântico</text:span></text:p>
        </text:list-item>
      </text:list>
      <text:p text:style-name="P3"><text:span text:style-name="T3"/></text:p>
      <text:p text:style-name="P3">Implementações <text:span text:style-name="T4">e observações</text:span>:<text:span text:style-name="T3"> </text:span></text:p>
      <text:list xml:id="list3662818888" text:style-name="L3">
        <text:list-item>
          <text:p text:style-name="P5"><text:span text:style-name="T3">02/03/21 16:43 – Criação do repositório git, assim como alguns arquivos básicos do projeto</text:span></text:p>
        </text:list-item>
      </text:list>
      <text:p text:style-name="P3"><text:span text:style-name="T3"/></text:p>
      <text:p text:style-name="P3">Alterações:<text:span text:style-name="T3"> </text:span></text:p>
      <text:p text:style-name="P3"><text:span text:style-name="T3"/></text:p>
      <text:p text:style-name="P3"><text:span text:style-name="T3"/></text:p>
      <text:p text:style-name="P6">Observações:</text:p>
      <text:list xml:id="list2182932926" text:style-name="L4">
        <text:list-item>
          <text:p text:style-name="P7"><text:span text:style-name="T3">02/03/21 16:56 – Não será usado o GitHub Desktop, somente o git por linha de comand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2T16:56:56.850000000</dc:date>
    <meta:editing-duration>PT36M17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68" meta:character-count="474" meta:non-whitespace-character-count="412"/>
  </office:meta>
</office:document-meta>
</file>